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Mangal1" svg:font-family="Mangal"/>
    <style:font-face style:name="OpenSymbol1" svg:font-family="OpenSymbol"/>
    <style:font-face style:name="Times New Roman1" svg:font-family="'Times New Roman'" style:font-adornments="Normal" style:font-family-generic="roman"/>
    <style:font-face style:name="OpenSymbol2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5cm" style:rel-column-width="32767*"/>
    </style:style>
    <style:style style:name="Tableau3.B" style:family="table-column">
      <style:table-column-properties style:column-width="9.5cm" style:rel-column-width="32768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9.5cm" style:rel-column-width="32767*"/>
    </style:style>
    <style:style style:name="Tableau4.B" style:family="table-column">
      <style:table-column-properties style:column-width="9.5cm" style:rel-column-width="32768*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text-properties fo:font-weight="bold" officeooo:rsid="00c658cc" officeooo:paragraph-rsid="00c658cc" style:font-weight-asian="bold" style:font-weight-complex="bold"/>
    </style:style>
    <style:style style:name="P2" style:family="paragraph" style:parent-style-name="Standard">
      <style:text-properties officeooo:rsid="00b2fa50" officeooo:paragraph-rsid="00c5ba48"/>
    </style:style>
    <style:style style:name="P3" style:family="paragraph" style:parent-style-name="Standard">
      <style:text-properties officeooo:rsid="00b2fa50" officeooo:paragraph-rsid="00ca8be4"/>
    </style:style>
    <style:style style:name="P4" style:family="paragraph" style:parent-style-name="Standard">
      <style:text-properties officeooo:paragraph-rsid="00bcef3b"/>
    </style:style>
    <style:style style:name="P5" style:family="paragraph" style:parent-style-name="Standard">
      <style:text-properties officeooo:paragraph-rsid="00be4284"/>
    </style:style>
    <style:style style:name="P6" style:family="paragraph" style:parent-style-name="Standard">
      <style:paragraph-properties>
        <style:tab-stops>
          <style:tab-stop style:position="0.9cm"/>
        </style:tab-stops>
      </style:paragraph-properties>
      <style:text-properties fo:color="#111111" officeooo:paragraph-rsid="00be4284"/>
    </style:style>
    <style:style style:name="P7" style:family="paragraph" style:parent-style-name="Standard">
      <style:text-properties fo:color="#111111" officeooo:rsid="00b3bde9" officeooo:paragraph-rsid="00ca8be4"/>
    </style:style>
    <style:style style:name="P8" style:family="paragraph" style:parent-style-name="Standard">
      <style:text-properties fo:color="#111111" officeooo:rsid="00b3bde9" officeooo:paragraph-rsid="00c5ba48"/>
    </style:style>
    <style:style style:name="P9" style:family="paragraph" style:parent-style-name="Standard">
      <style:text-properties officeooo:paragraph-rsid="00c3e76d"/>
    </style:style>
    <style:style style:name="P10" style:family="paragraph" style:parent-style-name="Standard">
      <style:text-properties officeooo:paragraph-rsid="00c5ba48"/>
    </style:style>
    <style:style style:name="P11" style:family="paragraph" style:parent-style-name="Standard">
      <style:text-properties fo:font-size="14pt" officeooo:rsid="00b2fa50" officeooo:paragraph-rsid="00c5ba48" style:font-size-asian="14pt" style:font-size-complex="14pt"/>
    </style:style>
    <style:style style:name="P12" style:family="paragraph" style:parent-style-name="Standard">
      <style:text-properties officeooo:rsid="001460a3" officeooo:paragraph-rsid="001460a3"/>
    </style:style>
    <style:style style:name="P13" style:family="paragraph" style:parent-style-name="Standard">
      <style:text-properties fo:font-size="22pt" officeooo:paragraph-rsid="00c5ba48" style:font-size-asian="19.25pt" style:font-size-complex="22pt"/>
    </style:style>
    <style:style style:name="P14" style:family="paragraph" style:parent-style-name="Standard">
      <style:text-properties style:use-window-font-color="true" officeooo:paragraph-rsid="00cc6aaf"/>
    </style:style>
    <style:style style:name="P15" style:family="paragraph" style:parent-style-name="Standard">
      <style:paragraph-properties fo:margin-top="0.3cm" fo:margin-bottom="0cm" loext:contextual-spacing="false"/>
      <style:text-properties officeooo:paragraph-rsid="00bcef3b"/>
    </style:style>
    <style:style style:name="P16" style:family="paragraph" style:parent-style-name="tfTitre_20_Chapitre">
      <style:text-properties officeooo:paragraph-rsid="00bcef3b"/>
    </style:style>
    <style:style style:name="P17" style:family="paragraph" style:parent-style-name="Standard">
      <style:text-properties fo:font-weight="bold" officeooo:rsid="00b3bde9" officeooo:paragraph-rsid="00b4f689" style:font-weight-asian="bold" style:font-weight-complex="bold"/>
    </style:style>
    <style:style style:name="P18" style:family="paragraph" style:parent-style-name="Standard" style:list-style-name="tfPuce">
      <style:text-properties officeooo:rsid="00b3bde9" officeooo:paragraph-rsid="00b4f689"/>
    </style:style>
    <style:style style:name="P19" style:family="paragraph" style:parent-style-name="Standard" style:list-style-name="tfPuce" style:master-page-name="">
      <style:paragraph-properties fo:margin-top="0cm" fo:margin-bottom="0cm" loext:contextual-spacing="false" style:page-number="auto" style:writing-mode="page"/>
      <style:text-properties officeooo:paragraph-rsid="00bfee99"/>
    </style:style>
    <style:style style:name="P20" style:family="paragraph" style:parent-style-name="Standard" style:list-style-name="tfPuce">
      <style:paragraph-properties fo:margin-top="0cm" fo:margin-bottom="0cm" loext:contextual-spacing="false" style:writing-mode="page"/>
      <style:text-properties officeooo:paragraph-rsid="00bfee99"/>
    </style:style>
    <style:style style:name="P21" style:family="paragraph" style:parent-style-name="tfTitre_20_I_29_">
      <style:text-properties officeooo:rsid="00bcef3b"/>
    </style:style>
    <style:style style:name="P22" style:family="paragraph">
      <loext:graphic-properties draw:fill="solid" draw:fill-color="#cccccc"/>
      <style:text-properties fo:font-size="18pt" style:font-size-asian="18pt" style:font-size-complex="18pt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officeooo:rsid="00bfee99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bcef3b" style:font-weight-asian="bold" style:font-weight-complex="bold"/>
    </style:style>
    <style:style style:name="T6" style:family="text">
      <style:text-properties style:font-name="OpenSymbol"/>
    </style:style>
    <style:style style:name="T7" style:family="text">
      <style:text-properties style:font-name="OpenSymbol" officeooo:rsid="00bcef3b"/>
    </style:style>
    <style:style style:name="T8" style:family="text">
      <style:text-properties style:font-name="OpenSymbol2"/>
    </style:style>
    <style:style style:name="T9" style:family="text">
      <style:text-properties fo:font-size="24pt" officeooo:rsid="00a6d842" style:font-size-asian="24pt" style:font-size-complex="24pt"/>
    </style:style>
    <style:style style:name="T10" style:family="text">
      <style:text-properties fo:font-size="24pt" officeooo:rsid="00bcef3b" style:font-size-asian="24pt" style:font-size-complex="24pt"/>
    </style:style>
    <style:style style:name="T11" style:family="text">
      <style:text-properties fo:font-size="24pt" officeooo:rsid="00c5ba48" style:font-size-asian="24pt" style:font-size-complex="24pt"/>
    </style:style>
    <style:style style:name="T12" style:family="text">
      <style:text-properties fo:color="#111111"/>
    </style:style>
    <style:style style:name="T13" style:family="text">
      <style:text-properties fo:color="#111111" fo:font-style="italic" officeooo:rsid="00bcef3b" style:font-style-asian="italic" style:font-style-complex="italic"/>
    </style:style>
    <style:style style:name="T14" style:family="text">
      <style:text-properties fo:color="#111111" fo:font-style="italic" officeooo:rsid="00bfee99" style:font-style-asian="italic" style:font-style-complex="italic"/>
    </style:style>
    <style:style style:name="T15" style:family="text">
      <style:text-properties fo:color="#111111" fo:font-style="normal" officeooo:rsid="00bcef3b" style:font-style-asian="normal" style:font-style-complex="normal"/>
    </style:style>
    <style:style style:name="T16" style:family="text">
      <style:text-properties fo:color="#111111" officeooo:rsid="00bcef3b"/>
    </style:style>
    <style:style style:name="T17" style:family="text">
      <style:text-properties fo:color="#111111" officeooo:rsid="00bfee99"/>
    </style:style>
    <style:style style:name="T18" style:family="text">
      <style:text-properties fo:color="#111111" officeooo:rsid="00b3bde9"/>
    </style:style>
    <style:style style:name="T19" style:family="text">
      <style:text-properties fo:color="#111111" officeooo:rsid="00ca8be4"/>
    </style:style>
    <style:style style:name="T20" style:family="text">
      <style:text-properties officeooo:rsid="00b78b80"/>
    </style:style>
    <style:style style:name="T21" style:family="text">
      <style:text-properties officeooo:rsid="00bcef3b"/>
    </style:style>
    <style:style style:name="T22" style:family="text">
      <style:text-properties fo:font-weight="normal" officeooo:rsid="00bcef3b" style:font-weight-asian="normal" style:font-weight-complex="normal"/>
    </style:style>
    <style:style style:name="T23" style:family="text">
      <style:text-properties officeooo:rsid="00bfee99"/>
    </style:style>
    <style:style style:name="T24" style:family="text">
      <style:text-properties officeooo:rsid="00c21fad"/>
    </style:style>
    <style:style style:name="T25" style:family="text">
      <style:text-properties officeooo:rsid="00c3e76d"/>
    </style:style>
    <style:style style:name="T26" style:family="text">
      <style:text-properties officeooo:rsid="00c5ba48"/>
    </style:style>
    <style:style style:name="T27" style:family="text">
      <style:text-properties officeooo:rsid="00b3bde9"/>
    </style:style>
    <style:style style:name="T28" style:family="text">
      <style:text-properties officeooo:rsid="00c658cc"/>
    </style:style>
    <style:style style:name="T29" style:family="text">
      <style:text-properties officeooo:rsid="00c84cc0"/>
    </style:style>
    <style:style style:name="T30" style:family="text">
      <style:text-properties officeooo:rsid="00ca8be4"/>
    </style:style>
    <style:style style:name="T31" style:family="text">
      <style:text-properties officeooo:rsid="00cc6aaf"/>
    </style:style>
    <style:style style:name="T32" style:family="text">
      <style:text-properties style:use-window-font-color="true"/>
    </style:style>
    <style:style style:name="T33" style:family="text">
      <style:text-properties style:use-window-font-color="true" officeooo:rsid="00c84cc0"/>
    </style:style>
    <style:style style:name="T34" style:family="text">
      <style:text-properties style:use-window-font-color="true" fo:font-style="italic" style:font-style-asian="italic" style:font-style-complex="italic"/>
    </style:style>
    <style:style style:name="T35" style:family="text">
      <style:text-properties style:use-window-font-color="true" fo:font-style="italic" officeooo:rsid="00bfee99" style:font-style-asian="italic" style:font-style-complex="italic"/>
    </style:style>
    <style:style style:name="T36" style:family="text">
      <style:text-properties style:use-window-font-color="true" fo:font-style="italic" officeooo:rsid="00ca8be4" style:font-style-asian="italic" style:font-style-complex="italic"/>
    </style:style>
    <style:style style:name="T37" style:family="text">
      <style:text-properties style:use-window-font-color="true" officeooo:rsid="00ca8be4"/>
    </style:style>
    <style:style style:name="T38" style:family="text">
      <style:text-properties style:use-window-font-color="true" style:font-name="OpenSymbol"/>
    </style:style>
    <style:style style:name="T39" style:family="text">
      <style:text-properties style:use-window-font-color="true" style:font-name="OpenSymbol" officeooo:rsid="00ca8be4"/>
    </style:style>
    <style:style style:name="T40" style:family="text">
      <style:text-properties fo:font-size="18pt" style:font-size-asian="18pt" style:font-size-complex="18pt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solid" draw:fill-color="#cccccc" fo:min-height="1.462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9">Système</text:span><text:span text:style-name="T11">s</text:span><text:span text:style-name="T9"> de deux équation</text:span><text:span text:style-name="T10">s</text:span><text:span text:style-name="T9"> linéaire</text:span><text:span text:style-name="T10">s</text:span><text:span text:style-name="T9"> à deux inconnues</text:span></text:p>
      <text:p text:style-name="P12"/>
      <text:list xml:id="list1417582135" text:style-name="tfNum_20_I_29_">
        <text:list-item>
          <text:p text:style-name="P21">Introduction</text:p>
        </text:list-item>
      </text:list>
      <text:p text:style-name="P4"><text:span text:style-name="T21">E</text:span>n mathématique<text:span text:style-name="T28">s</text:span>, on est régulièrement amené à manipuler plusieurs inconnu<text:span text:style-name="T21">e</text:span>s simultanément.</text:p>
      <text:p text:style-name="P4"/>
      <text:p text:style-name="P4"><text:span text:style-name="T5">E</text:span><text:span text:style-name="T4">xemple :</text:span> Un cirque <text:span text:style-name="T28">a</text:span> des chameaux et des dromadaires. <text:span text:style-name="T21">O</text:span>n compte 5 têtes et 8 bosses. <text:span text:style-name="T21">C</text:span>ombien y a-t-il de chameau<text:span text:style-name="T21">x ?</text:span></text:p>
      <text:p text:style-name="P4"/>
      <text:p text:style-name="P4"><text:span text:style-name="T5">R</text:span><text:span text:style-name="T4">édaction :</text:span></text:p>
      <text:p text:style-name="P4"><text:span text:style-name="T22">Appelons </text:span><text:span text:style-name="T2">x</text:span> le nombre de chameau<text:span text:style-name="T21">x (</text:span><text:span text:style-name="T2">x</text:span> <text:span text:style-name="T8">∈</text:span> <text:span text:style-name="T6">ℕ</text:span><text:span text:style-name="T21">)</text:span> et <text:span text:style-name="T1">y</text:span> le nombre de dromadaire<text:span text:style-name="T21">s (</text:span><text:span text:style-name="T2">y</text:span> <text:span text:style-name="T8">∈</text:span> <text:span text:style-name="T6">ℕ</text:span><text:span text:style-name="T21">)</text:span></text:p>
      <text:p text:style-name="P15"><text:span text:style-name="T21">I</text:span>l y a 5 têtes : <text:span text:style-name="T13">x</text:span><text:span text:style-name="T15"> </text:span><text:span text:style-name="T16">+ </text:span><text:span text:style-name="T13">y</text:span><text:span text:style-name="T16"> = 5</text:span></text:p>
      <text:p text:style-name="P4"><text:span text:style-name="T21">I</text:span>l y a 8 bosses : <text:span text:style-name="T16">2 </text:span><text:span text:style-name="T13">x</text:span><text:span text:style-name="T16"> + </text:span><text:span text:style-name="T13">y</text:span><text:span text:style-name="T16"> = 8</text:span></text:p>
      <text:p text:style-name="P4"><text:span text:style-name="T21">O</text:span>n résout le système <text:span text:style-name="T21">(S) : </text:span><text:span text:style-name="T21"><draw:frame draw:style-name="fr1" draw:name="Objet10" text:anchor-type="as-char" svg:y="-0.905cm" svg:width="2.951cm" svg:height="1.602cm" draw:z-index="0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6"><text:span text:style-name="T21">(S)<text:tab/></text:span><text:span text:style-name="T7">⇔</text:span> <draw:frame draw:style-name="fr1" draw:name="Objet12" text:anchor-type="as-char" svg:y="-0.905cm" svg:width="3.346cm" svg:height="1.602cm" draw:z-index="14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6"><text:span text:style-name="T7"><text:tab/>⇔</text:span> <draw:frame draw:style-name="fr1" draw:name="Objet16" text:anchor-type="as-char" svg:y="-0.905cm" svg:width="2.551cm" svg:height="1.602cm" draw:z-index="1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P6"><text:tab/><text:span text:style-name="T7">⇔</text:span> <draw:frame draw:style-name="fr1" draw:name="Objet18" text:anchor-type="as-char" svg:y="-0.905cm" svg:width="2.51cm" svg:height="1.602cm" draw:z-index="2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6"><text:tab/><text:span text:style-name="T7">⇔</text:span> <draw:frame draw:style-name="fr1" draw:name="Objet17" text:anchor-type="as-char" svg:y="-0.905cm" svg:width="1.774cm" svg:height="1.602cm" draw:z-index="3"><draw:object xlink:href="./Object 19" xlink:type="simple" xlink:show="embed" xlink:actuate="onLoad"/><draw:image xlink:href="./ObjectReplacements/Object 19" xlink:type="simple" xlink:show="embed" xlink:actuate="onLoad"/><svg:desc>formule</svg:desc></draw:frame></text:p>
      <text:p text:style-name="P14"><text:span text:style-name="T27">S = </text:span><text:span text:style-name="T18">{(3 ; 2)}. <text:s text:c="4"/>I</text:span><text:span text:style-name="T12">l y a donc <text:s/>3 <text:s/>chameaux.</text:span></text:p>
      <text:p text:style-name="P5"/>
      <text:p text:style-name="P1">Remarques :</text:p>
      <text:list xml:id="list2357867263" text:style-name="tfPuce">
        <text:list-item>
          <text:p text:style-name="P19"><text:span text:style-name="T3">2 </text:span><text:span text:style-name="T2">x</text:span> + <text:span text:style-name="T2">y</text:span> = 8 e<text:span text:style-name="T23">s</text:span>t une équation dit<text:span text:style-name="T23">e</text:span> « linéaire à deux inconnues »<text:line-break/><text:span text:style-name="T23">(4 ; 0) et (2 ; 4)</text:span> sont 2 couples solutions de cette équation.<text:line-break/><text:span text:style-name="T23">(2 ; 1)</text:span> n'est pas un couple solution.</text:p>
        </text:list-item>
        <text:list-item>
          <text:p text:style-name="P20"><text:span text:style-name="T29">Le système ci-dessus n’a qu’un seul couple solution, mais chacune des deux équations qui le composent en a une infinité :<text:line-break/></text:span><text:span text:style-name="T33">Ex : </text:span><text:span text:style-name="T34">x</text:span><text:span text:style-name="T32"> + </text:span><text:span text:style-name="T34">y</text:span><text:span text:style-name="T32"> = </text:span><text:span text:style-name="T37">5</text:span><text:span text:style-name="T32"> </text:span><text:span text:style-name="T38">⇔</text:span><text:span text:style-name="T32"> </text:span><text:span text:style-name="T35">y</text:span><text:span text:style-name="T32"> = </text:span><text:span text:style-name="T37">5</text:span><text:span text:style-name="T32"> – </text:span><text:span text:style-name="T35">x </text:span><text:span text:style-name="T32">donc </text:span><text:span text:style-name="T37">quand </text:span><text:span text:style-name="T36">x</text:span><text:span text:style-name="T37"> « décrit » </text:span><text:span text:style-name="T39">ℝ</text:span><text:span text:style-name="T37">, </text:span><text:span text:style-name="T32">tous les couples</text:span> <text:span text:style-name="T17">(</text:span><text:span text:style-name="T14">x</text:span><text:span text:style-name="T17"> ; </text:span><text:span text:style-name="T19">5</text:span><text:span text:style-name="T12"> – </text:span><text:span text:style-name="T14">x</text:span><text:span text:style-name="T17">)</text:span><text:span text:style-name="T23"> <text:s/></text:span>sont solutions de l'équation<text:span text:style-name="T29"> </text:span><text:span text:style-name="T2">x</text:span> + <text:span text:style-name="T2">y</text:span> = <text:span text:style-name="T30">5</text:span>.</text:p>
        </text:list-item>
      </text:list>
      <text:list xml:id="list172941742897082" text:continue-list="list1417582135" text:style-name="tfNum_20_I_29_">
        <text:list-item>
          <text:p text:style-name="tfTitre_20_I_29_"><text:soft-page-break/>système de <text:span text:style-name="T24">2</text:span> équations à <text:span text:style-name="T24">2</text:span> inconnues</text:p>
        </text:list-item>
      </text:list>
      <text:p text:style-name="P9"><text:span text:style-name="T25">R</text:span>ésoudre un système « 2<text:span text:style-name="T8">×</text:span><text:span text:style-name="T25">2 », c’est</text:span> trouver tous les couples qui sont solutions simultanément des deux équations.</text:p>
      <text:p text:style-name="P2">Ex : Résoudre <draw:frame draw:style-name="fr1" draw:name="Objet19" text:anchor-type="as-char" svg:y="-0.905cm" svg:width="5.018cm" svg:height="1.602cm" draw:z-index="5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9"/>
      <text:list xml:id="list2399523554" text:style-name="tfNum_20_1_29_">
        <text:list-item>
          <text:p text:style-name="tfTitre_20_1_29_"><text:span text:style-name="T25">R</text:span>ésolution par substitution :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><draw:frame draw:style-name="fr1" draw:name="Objet11" text:anchor-type="as-char" svg:y="-0.905cm" svg:width="5.018cm" svg:height="1.602cm" draw:z-index="6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  <text:p text:style-name="P2"><draw:frame draw:style-name="fr1" draw:name="Objet20" text:anchor-type="as-char" svg:y="-0.914cm" svg:width="6.69cm" svg:height="1.663cm" draw:z-index="7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  <text:p text:style-name="P2"><draw:frame draw:style-name="fr1" draw:name="Objet21" text:anchor-type="as-char" svg:y="-0.905cm" svg:width="5.861cm" svg:height="1.602cm" draw:z-index="8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  <text:p text:style-name="P2"><draw:frame draw:style-name="fr1" draw:name="Objet22" text:anchor-type="as-char" svg:y="-0.905cm" svg:width="4.69cm" svg:height="1.602cm" draw:z-index="9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  <text:p text:style-name="P2"><draw:frame draw:style-name="fr1" draw:name="Objet23" text:anchor-type="as-char" svg:y="-0.905cm" svg:width="3.508cm" svg:height="1.602cm" draw:z-index="10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  <text:p text:style-name="P8">S = {(1 ; 0)}</text:p>
          </table:table-cell>
          <table:table-cell table:style-name="Tableau3.A1" office:value-type="string">
            <text:p text:style-name="P2"/>
            <text:p text:style-name="P11"/>
            <text:p text:style-name="P2"><text:span text:style-name="T26">O</text:span>n exprime une des inconnu<text:span text:style-name="T26">e</text:span>s en fonction de l'autre on <text:span text:style-name="T26">la</text:span> remplace par l'expression trouv<text:span text:style-name="T26">ée.</text:span></text:p>
          </table:table-cell>
        </table:table-row>
      </table:table>
      <text:p text:style-name="P10"/>
      <text:list xml:id="list172942189565496" text:continue-numbering="true" text:style-name="tfNum_20_1_29_">
        <text:list-item>
          <text:p text:style-name="tfTitre_20_1_29_"><text:span text:style-name="T26">R</text:span>ésolution par combinaison linéaire :</text:p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"><draw:frame draw:style-name="fr1" draw:name="Objet24" text:anchor-type="as-char" svg:y="-1.039cm" svg:width="6.643cm" svg:height="1.863cm" draw:z-index="11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  <text:p text:style-name="P3"><draw:frame draw:style-name="fr1" draw:name="Objet25" text:anchor-type="as-char" svg:y="-0.975cm" svg:width="8.29cm" svg:height="1.746cm" draw:z-index="12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  <text:p text:style-name="P3"><draw:frame draw:style-name="fr1" draw:name="Objet26" text:anchor-type="as-char" svg:y="-0.905cm" svg:width="3.508cm" svg:height="1.602cm" draw:z-index="13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  <text:p text:style-name="P7">S = {(1 ; 0)}</text:p>
          </table:table-cell>
          <table:table-cell table:style-name="Tableau4.A1" office:value-type="string">
            <text:p text:style-name="P10"/>
            <text:p text:style-name="P13"/>
            <text:p text:style-name="P10"><text:span text:style-name="T30">O</text:span>n combine les deux équations de façon à faire disparaître une des inconnu<text:span text:style-name="T31">e</text:span>s</text:p>
          </table:table-cell>
        </table:table-row>
      </table:table>
      <text:p text:style-name="P10"/>
      <text:p text:style-name="P17">Remarques :</text:p>
      <text:list xml:id="list172943175663455" text:continue-list="list2357867263" text:style-name="tfPuce">
        <text:list-item>
          <text:p text:style-name="P18"><text:span text:style-name="T20">En dernière ligne, n</text:span>'oubliez ni les { }, ni les ( ) : <text:s text:c="2"/>S = {( <text:s/>; <text:s/>)}</text:p>
        </text:list-item>
        <text:list-item>
          <text:p text:style-name="P18"><draw:frame text:anchor-type="paragraph" draw:z-index="4" draw:style-name="gr1" draw:text-style-name="P22" svg:width="8.191cm" svg:height="2.193cm" svg:x="10.809cm" svg:y="1.046cm"><draw:text-box><text:p><text:span text:style-name="T40">p206 : 110, 111, 112, 113, 114</text:span></text:p><text:p><text:span text:style-name="T40">p207 : 121, 122, 123, 124</text:span></text:p><text:p><text:span text:style-name="T40">p210 : 142, 143</text:span></text:p></draw:text-box></draw:frame>Vérifier le <text:span text:style-name="T20">couple solution trouvé</text:span> 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pitch="variable" style:font-charset="x-symbol"/>
    <style:font-face style:name="Mangal1" svg:font-family="Mangal"/>
    <style:font-face style:name="OpenSymbol1" svg:font-family="OpenSymbol"/>
    <style:font-face style:name="Times New Roman1" svg:font-family="'Times New Roman'" style:font-adornments="Normal" style:font-family-generic="roman"/>
    <style:font-face style:name="OpenSymbol2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06cm" draw:dots2="1" draw:dots2-length="0.006cm" draw:distance="0.006cm"/>
    <draw:stroke-dash draw:name="Dashed_20__28_var_29__20_100" draw:display-name="Dashed (var) 100" draw:style="rect" draw:dots1="1" draw:dots1-length="0.006cm" draw:dots2="1" draw:dots2-length="0.006cm" draw:distance="0.006cm"/>
    <draw:stroke-dash draw:name="Dashed_20__28_var_29__20_101" draw:display-name="Dashed (var) 101" draw:style="rect" draw:dots1="1" draw:dots1-length="0.006cm" draw:dots2="1" draw:dots2-length="0.006cm" draw:distance="0.006cm"/>
    <draw:stroke-dash draw:name="Dashed_20__28_var_29__20_102" draw:display-name="Dashed (var) 102" draw:style="rect" draw:dots1="1" draw:dots1-length="0.006cm" draw:dots2="1" draw:dots2-length="0.006cm" draw:distance="0.006cm"/>
    <draw:stroke-dash draw:name="Dashed_20__28_var_29__20_103" draw:display-name="Dashed (var) 103" draw:style="rect" draw:dots1="1" draw:dots1-length="0.006cm" draw:dots2="1" draw:dots2-length="0.006cm" draw:distance="0.006cm"/>
    <draw:stroke-dash draw:name="Dashed_20__28_var_29__20_104" draw:display-name="Dashed (var) 104" draw:style="rect" draw:dots1="1" draw:dots1-length="0.006cm" draw:dots2="1" draw:dots2-length="0.006cm" draw:distance="0.006cm"/>
    <draw:stroke-dash draw:name="Dashed_20__28_var_29__20_105" draw:display-name="Dashed (var) 105" draw:style="rect" draw:dots1="1" draw:dots1-length="0.006cm" draw:dots2="1" draw:dots2-length="0.006cm" draw:distance="0.006cm"/>
    <draw:stroke-dash draw:name="Dashed_20__28_var_29__20_106" draw:display-name="Dashed (var) 106" draw:style="rect" draw:dots1="1" draw:dots1-length="0.006cm" draw:dots2="1" draw:dots2-length="0.006cm" draw:distance="0.006cm"/>
    <draw:stroke-dash draw:name="Dashed_20__28_var_29__20_107" draw:display-name="Dashed (var) 107" draw:style="rect" draw:dots1="1" draw:dots1-length="0.006cm" draw:dots2="1" draw:dots2-length="0.006cm" draw:distance="0.006cm"/>
    <draw:stroke-dash draw:name="Dashed_20__28_var_29__20_108" draw:display-name="Dashed (var) 108" draw:style="rect" draw:dots1="1" draw:dots1-length="0.006cm" draw:dots2="1" draw:dots2-length="0.006cm" draw:distance="0.006cm"/>
    <draw:stroke-dash draw:name="Dashed_20__28_var_29__20_109" draw:display-name="Dashed (var) 109" draw:style="rect" draw:dots1="1" draw:dots1-length="0.006cm" draw:dots2="1" draw:dots2-length="0.006cm" draw:distance="0.006cm"/>
    <draw:stroke-dash draw:name="Dashed_20__28_var_29__20_11" draw:display-name="Dashed (var) 11" draw:style="rect" draw:dots1="1" draw:dots1-length="0.006cm" draw:dots2="1" draw:dots2-length="0.006cm" draw:distance="0.006cm"/>
    <draw:stroke-dash draw:name="Dashed_20__28_var_29__20_110" draw:display-name="Dashed (var) 110" draw:style="rect" draw:dots1="1" draw:dots1-length="0.006cm" draw:dots2="1" draw:dots2-length="0.006cm" draw:distance="0.006cm"/>
    <draw:stroke-dash draw:name="Dashed_20__28_var_29__20_111" draw:display-name="Dashed (var) 111" draw:style="rect" draw:dots1="1" draw:dots1-length="0.006cm" draw:dots2="1" draw:dots2-length="0.006cm" draw:distance="0.006cm"/>
    <draw:stroke-dash draw:name="Dashed_20__28_var_29__20_112" draw:display-name="Dashed (var) 112" draw:style="rect" draw:dots2="1" draw:dots2-length="0.057cm" draw:distance="0.057cm"/>
    <draw:stroke-dash draw:name="Dashed_20__28_var_29__20_113" draw:display-name="Dashed (var) 113" draw:style="rect" draw:dots2="1" draw:dots2-length="0.057cm" draw:distance="0.057cm"/>
    <draw:stroke-dash draw:name="Dashed_20__28_var_29__20_114" draw:display-name="Dashed (var) 114" draw:style="rect" draw:dots2="1" draw:dots2-length="0.032cm" draw:distance="0.032cm"/>
    <draw:stroke-dash draw:name="Dashed_20__28_var_29__20_115" draw:display-name="Dashed (var) 115" draw:style="rect" draw:dots1="1" draw:dots1-length="0.003cm" draw:dots2="1" draw:dots2-length="0.003cm" draw:distance="0.003cm"/>
    <draw:stroke-dash draw:name="Dashed_20__28_var_29__20_116" draw:display-name="Dashed (var) 116" draw:style="rect" draw:dots1="1" draw:dots1-length="0.003cm" draw:dots2="1" draw:dots2-length="0.003cm" draw:distance="0.003cm"/>
    <draw:stroke-dash draw:name="Dashed_20__28_var_29__20_117" draw:display-name="Dashed (var) 117" draw:style="rect" draw:dots1="1" draw:dots1-length="0.003cm" draw:dots2="1" draw:dots2-length="0.003cm" draw:distance="0.003cm"/>
    <draw:stroke-dash draw:name="Dashed_20__28_var_29__20_118" draw:display-name="Dashed (var) 118" draw:style="rect" draw:dots1="1" draw:dots1-length="0.003cm" draw:dots2="1" draw:dots2-length="0.003cm" draw:distance="0.003cm"/>
    <draw:stroke-dash draw:name="Dashed_20__28_var_29__20_119" draw:display-name="Dashed (var) 119" draw:style="rect" draw:dots1="1" draw:dots1-length="0.003cm" draw:dots2="1" draw:dots2-length="0.003cm" draw:distance="0.003cm"/>
    <draw:stroke-dash draw:name="Dashed_20__28_var_29__20_12" draw:display-name="Dashed (var) 12" draw:style="rect" draw:dots1="1" draw:dots1-length="0.006cm" draw:dots2="1" draw:dots2-length="0.006cm" draw:distance="0.006cm"/>
    <draw:stroke-dash draw:name="Dashed_20__28_var_29__20_120" draw:display-name="Dashed (var) 120" draw:style="rect" draw:dots1="1" draw:dots1-length="0.003cm" draw:dots2="1" draw:dots2-length="0.003cm" draw:distance="0.003cm"/>
    <draw:stroke-dash draw:name="Dashed_20__28_var_29__20_121" draw:display-name="Dashed (var) 121" draw:style="rect" draw:dots1="1" draw:dots1-length="0.003cm" draw:dots2="1" draw:dots2-length="0.003cm" draw:distance="0.003cm"/>
    <draw:stroke-dash draw:name="Dashed_20__28_var_29__20_122" draw:display-name="Dashed (var) 122" draw:style="rect" draw:dots1="1" draw:dots1-length="0.003cm" draw:dots2="1" draw:dots2-length="0.003cm" draw:distance="0.003cm"/>
    <draw:stroke-dash draw:name="Dashed_20__28_var_29__20_123" draw:display-name="Dashed (var) 123" draw:style="rect" draw:dots1="1" draw:dots1-length="0.003cm" draw:dots2="1" draw:dots2-length="0.003cm" draw:distance="0.003cm"/>
    <draw:stroke-dash draw:name="Dashed_20__28_var_29__20_124" draw:display-name="Dashed (var) 124" draw:style="rect" draw:dots1="1" draw:dots1-length="0.003cm" draw:dots2="1" draw:dots2-length="0.003cm" draw:distance="0.003cm"/>
    <draw:stroke-dash draw:name="Dashed_20__28_var_29__20_125" draw:display-name="Dashed (var) 125" draw:style="rect" draw:dots1="1" draw:dots1-length="0.003cm" draw:dots2="1" draw:dots2-length="0.003cm" draw:distance="0.003cm"/>
    <draw:stroke-dash draw:name="Dashed_20__28_var_29__20_126" draw:display-name="Dashed (var) 126" draw:style="rect" draw:dots1="1" draw:dots1-length="63%" draw:distance="63%"/>
    <draw:stroke-dash draw:name="Dashed_20__28_var_29__20_127" draw:display-name="Dashed (var) 127" draw:style="rect" draw:dots1="1" draw:dots1-length="63%" draw:distance="63%"/>
    <draw:stroke-dash draw:name="Dashed_20__28_var_29__20_128" draw:display-name="Dashed (var) 128" draw:style="rect" draw:dots1="1" draw:dots1-length="63%" draw:distance="63%"/>
    <draw:stroke-dash draw:name="Dashed_20__28_var_29__20_129" draw:display-name="Dashed (var) 129" draw:style="rect" draw:dots1="1" draw:dots1-length="63%" draw:distance="63%"/>
    <draw:stroke-dash draw:name="Dashed_20__28_var_29__20_13" draw:display-name="Dashed (var) 13" draw:style="rect" draw:dots1="1" draw:dots1-length="0.006cm" draw:dots2="1" draw:dots2-length="0.006cm" draw:distance="0.006cm"/>
    <draw:stroke-dash draw:name="Dashed_20__28_var_29__20_130" draw:display-name="Dashed (var) 130" draw:style="rect" draw:dots1="1" draw:dots1-length="63%" draw:distance="63%"/>
    <draw:stroke-dash draw:name="Dashed_20__28_var_29__20_131" draw:display-name="Dashed (var) 131" draw:style="rect" draw:dots1="1" draw:dots1-length="63%" draw:distance="63%"/>
    <draw:stroke-dash draw:name="Dashed_20__28_var_29__20_132" draw:display-name="Dashed (var) 132" draw:style="rect" draw:dots1="1" draw:dots1-length="63%" draw:distance="63%"/>
    <draw:stroke-dash draw:name="Dashed_20__28_var_29__20_133" draw:display-name="Dashed (var) 133" draw:style="rect" draw:dots1="1" draw:dots1-length="63%" draw:distance="63%"/>
    <draw:stroke-dash draw:name="Dashed_20__28_var_29__20_134" draw:display-name="Dashed (var) 134" draw:style="rect" draw:dots1="1" draw:dots1-length="63%" draw:distance="63%"/>
    <draw:stroke-dash draw:name="Dashed_20__28_var_29__20_135" draw:display-name="Dashed (var) 135" draw:style="rect" draw:dots1="1" draw:dots1-length="63%" draw:distance="63%"/>
    <draw:stroke-dash draw:name="Dashed_20__28_var_29__20_136" draw:display-name="Dashed (var) 136" draw:style="rect" draw:dots1="1" draw:dots1-length="63%" draw:distance="63%"/>
    <draw:stroke-dash draw:name="Dashed_20__28_var_29__20_137" draw:display-name="Dashed (var) 137" draw:style="rect" draw:dots1="1" draw:dots1-length="63%" draw:distance="63%"/>
    <draw:stroke-dash draw:name="Dashed_20__28_var_29__20_138" draw:display-name="Dashed (var) 138" draw:style="rect" draw:dots1="1" draw:dots1-length="63%" draw:distance="63%"/>
    <draw:stroke-dash draw:name="Dashed_20__28_var_29__20_139" draw:display-name="Dashed (var) 139" draw:style="rect" draw:dots1="1" draw:dots1-length="63%" draw:distance="63%"/>
    <draw:stroke-dash draw:name="Dashed_20__28_var_29__20_14" draw:display-name="Dashed (var) 14" draw:style="rect" draw:dots1="1" draw:dots1-length="0.006cm" draw:dots2="1" draw:dots2-length="0.006cm" draw:distance="0.006cm"/>
    <draw:stroke-dash draw:name="Dashed_20__28_var_29__20_140" draw:display-name="Dashed (var) 140" draw:style="rect" draw:dots1="1" draw:dots1-length="63%" draw:distance="63%"/>
    <draw:stroke-dash draw:name="Dashed_20__28_var_29__20_141" draw:display-name="Dashed (var) 141" draw:style="rect" draw:dots1="1" draw:dots1-length="63%" draw:distance="63%"/>
    <draw:stroke-dash draw:name="Dashed_20__28_var_29__20_15" draw:display-name="Dashed (var) 15" draw:style="rect" draw:dots1="1" draw:dots1-length="0.006cm" draw:dots2="1" draw:dots2-length="0.006cm" draw:distance="0.006cm"/>
    <draw:stroke-dash draw:name="Dashed_20__28_var_29__20_16" draw:display-name="Dashed (var) 16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06cm" draw:dots2="1" draw:dots2-length="0.006cm" draw:distance="0.006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2" draw:display-name="Dashed (var) 2" draw:style="rect" draw:dots1="1" draw:dots1-length="0.006cm" draw:dots2="1" draw:dots2-length="0.006cm" draw:distance="0.006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1" draw:display-name="Dashed (var) 21" draw:style="rect" draw:dots1="1" draw:dots1-length="0.006cm" draw:dots2="1" draw:dots2-length="0.006cm" draw:distance="0.006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06cm" draw:dots2="1" draw:dots2-length="0.006cm" draw:distance="0.006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3" draw:display-name="Dashed (var) 33" draw:style="rect" draw:dots1="1" draw:dots1-length="0.006cm" draw:dots2="1" draw:dots2-length="0.006cm" draw:distance="0.006cm"/>
    <draw:stroke-dash draw:name="Dashed_20__28_var_29__20_34" draw:display-name="Dashed (var) 34" draw:style="rect" draw:dots1="1" draw:dots1-length="0.006cm" draw:dots2="1" draw:dots2-length="0.006cm" draw:distance="0.006cm"/>
    <draw:stroke-dash draw:name="Dashed_20__28_var_29__20_35" draw:display-name="Dashed (var) 35" draw:style="rect" draw:dots1="1" draw:dots1-length="0.006cm" draw:dots2="1" draw:dots2-length="0.006cm" draw:distance="0.006cm"/>
    <draw:stroke-dash draw:name="Dashed_20__28_var_29__20_36" draw:display-name="Dashed (var) 36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06cm" draw:dots2="1" draw:dots2-length="0.006cm" draw:distance="0.006cm"/>
    <draw:stroke-dash draw:name="Dashed_20__28_var_29__20_40" draw:display-name="Dashed (var) 40" draw:style="rect" draw:dots1="1" draw:dots1-length="0.006cm" draw:dots2="1" draw:dots2-length="0.006cm" draw:distance="0.006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2" draw:display-name="Dashed (var) 42" draw:style="rect" draw:dots1="1" draw:dots1-length="0.006cm" draw:dots2="1" draw:dots2-length="0.006cm" draw:distance="0.006cm"/>
    <draw:stroke-dash draw:name="Dashed_20__28_var_29__20_43" draw:display-name="Dashed (var) 43" draw:style="rect" draw:dots1="1" draw:dots1-length="0.006cm" draw:dots2="1" draw:dots2-length="0.006cm" draw:distance="0.006cm"/>
    <draw:stroke-dash draw:name="Dashed_20__28_var_29__20_44" draw:display-name="Dashed (var) 44" draw:style="rect" draw:dots1="1" draw:dots1-length="0.006cm" draw:dots2="1" draw:dots2-length="0.006cm" draw:distance="0.006cm"/>
    <draw:stroke-dash draw:name="Dashed_20__28_var_29__20_45" draw:display-name="Dashed (var) 45" draw:style="rect" draw:dots1="1" draw:dots1-length="0.006cm" draw:dots2="1" draw:dots2-length="0.006cm" draw:distance="0.006cm"/>
    <draw:stroke-dash draw:name="Dashed_20__28_var_29__20_46" draw:display-name="Dashed (var) 46" draw:style="rect" draw:dots1="1" draw:dots1-length="0.006cm" draw:dots2="1" draw:dots2-length="0.006cm" draw:distance="0.006cm"/>
    <draw:stroke-dash draw:name="Dashed_20__28_var_29__20_47" draw:display-name="Dashed (var) 47" draw:style="rect" draw:dots1="1" draw:dots1-length="0.006cm" draw:dots2="1" draw:dots2-length="0.006cm" draw:distance="0.006cm"/>
    <draw:stroke-dash draw:name="Dashed_20__28_var_29__20_48" draw:display-name="Dashed (var) 48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06cm" draw:dots2="1" draw:dots2-length="0.006cm" draw:distance="0.006cm"/>
    <draw:stroke-dash draw:name="Dashed_20__28_var_29__20_50" draw:display-name="Dashed (var) 50" draw:style="rect" draw:dots1="1" draw:dots1-length="0.006cm" draw:dots2="1" draw:dots2-length="0.006cm" draw:distance="0.006cm"/>
    <draw:stroke-dash draw:name="Dashed_20__28_var_29__20_51" draw:display-name="Dashed (var) 51" draw:style="rect" draw:dots1="1" draw:dots1-length="0.006cm" draw:dots2="1" draw:dots2-length="0.006cm" draw:distance="0.006cm"/>
    <draw:stroke-dash draw:name="Dashed_20__28_var_29__20_52" draw:display-name="Dashed (var) 52" draw:style="rect" draw:dots1="1" draw:dots1-length="0.006cm" draw:dots2="1" draw:dots2-length="0.006cm" draw:distance="0.006cm"/>
    <draw:stroke-dash draw:name="Dashed_20__28_var_29__20_53" draw:display-name="Dashed (var) 53" draw:style="rect" draw:dots1="1" draw:dots1-length="0.006cm" draw:dots2="1" draw:dots2-length="0.006cm" draw:distance="0.006cm"/>
    <draw:stroke-dash draw:name="Dashed_20__28_var_29__20_54" draw:display-name="Dashed (var) 54" draw:style="rect" draw:dots1="1" draw:dots1-length="0.006cm" draw:dots2="1" draw:dots2-length="0.006cm" draw:distance="0.006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06cm" draw:dots2="1" draw:dots2-length="0.006cm" draw:distance="0.006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6cm" draw:dots2="1" draw:dots2-length="0.006cm" draw:distance="0.006cm"/>
    <draw:stroke-dash draw:name="Dashed_20__28_var_29__20_73" draw:display-name="Dashed (var) 73" draw:style="rect" draw:dots1="1" draw:dots1-length="0.006cm" draw:dots2="1" draw:dots2-length="0.006cm" draw:distance="0.006cm"/>
    <draw:stroke-dash draw:name="Dashed_20__28_var_29__20_74" draw:display-name="Dashed (var) 74" draw:style="rect" draw:dots1="1" draw:dots1-length="0.006cm" draw:dots2="1" draw:dots2-length="0.006cm" draw:distance="0.006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06cm" draw:dots2="1" draw:dots2-length="0.006cm" draw:distance="0.006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06cm" draw:dots2="1" draw:dots2-length="0.006cm" draw:distance="0.006cm"/>
    <draw:stroke-dash draw:name="Dashed_20__28_var_29__20_82" draw:display-name="Dashed (var) 82" draw:style="rect" draw:dots1="1" draw:dots1-length="0.006cm" draw:dots2="1" draw:dots2-length="0.006cm" draw:distance="0.006cm"/>
    <draw:stroke-dash draw:name="Dashed_20__28_var_29__20_83" draw:display-name="Dashed (var) 83" draw:style="rect" draw:dots1="1" draw:dots1-length="0.006cm" draw:dots2="1" draw:dots2-length="0.006cm" draw:distance="0.006cm"/>
    <draw:stroke-dash draw:name="Dashed_20__28_var_29__20_84" draw:display-name="Dashed (var) 84" draw:style="rect" draw:dots1="1" draw:dots1-length="0.006cm" draw:dots2="1" draw:dots2-length="0.006cm" draw:distance="0.006cm"/>
    <draw:stroke-dash draw:name="Dashed_20__28_var_29__20_85" draw:display-name="Dashed (var) 85" draw:style="rect" draw:dots1="1" draw:dots1-length="0.006cm" draw:dots2="1" draw:dots2-length="0.006cm" draw:distance="0.006cm"/>
    <draw:stroke-dash draw:name="Dashed_20__28_var_29__20_86" draw:display-name="Dashed (var) 86" draw:style="rect" draw:dots1="1" draw:dots1-length="0.006cm" draw:dots2="1" draw:dots2-length="0.006cm" draw:distance="0.006cm"/>
    <draw:stroke-dash draw:name="Dashed_20__28_var_29__20_87" draw:display-name="Dashed (var) 87" draw:style="rect" draw:dots1="1" draw:dots1-length="0.006cm" draw:dots2="1" draw:dots2-length="0.006cm" draw:distance="0.006cm"/>
    <draw:stroke-dash draw:name="Dashed_20__28_var_29__20_88" draw:display-name="Dashed (var) 88" draw:style="rect" draw:dots1="1" draw:dots1-length="0.006cm" draw:dots2="1" draw:dots2-length="0.006cm" draw:distance="0.006cm"/>
    <draw:stroke-dash draw:name="Dashed_20__28_var_29__20_89" draw:display-name="Dashed (var) 8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06cm" draw:dots2="1" draw:dots2-length="0.006cm" draw:distance="0.006cm"/>
    <draw:stroke-dash draw:name="Dashed_20__28_var_29__20_90" draw:display-name="Dashed (var) 90" draw:style="rect" draw:dots1="1" draw:dots1-length="0.006cm" draw:dots2="1" draw:dots2-length="0.006cm" draw:distance="0.006cm"/>
    <draw:stroke-dash draw:name="Dashed_20__28_var_29__20_91" draw:display-name="Dashed (var) 91" draw:style="rect" draw:dots1="1" draw:dots1-length="0.006cm" draw:dots2="1" draw:dots2-length="0.006cm" draw:distance="0.006cm"/>
    <draw:stroke-dash draw:name="Dashed_20__28_var_29__20_92" draw:display-name="Dashed (var) 92" draw:style="rect" draw:dots1="1" draw:dots1-length="0.006cm" draw:dots2="1" draw:dots2-length="0.006cm" draw:distance="0.006cm"/>
    <draw:stroke-dash draw:name="Dashed_20__28_var_29__20_93" draw:display-name="Dashed (var) 93" draw:style="rect" draw:dots1="1" draw:dots1-length="0.006cm" draw:dots2="1" draw:dots2-length="0.006cm" draw:distance="0.006cm"/>
    <draw:stroke-dash draw:name="Dashed_20__28_var_29__20_94" draw:display-name="Dashed (var) 94" draw:style="rect" draw:dots1="1" draw:dots1-length="0.006cm" draw:dots2="1" draw:dots2-length="0.006cm" draw:distance="0.006cm"/>
    <draw:stroke-dash draw:name="Dashed_20__28_var_29__20_95" draw:display-name="Dashed (var) 95" draw:style="rect" draw:dots1="1" draw:dots1-length="0.006cm" draw:dots2="1" draw:dots2-length="0.006cm" draw:distance="0.006cm"/>
    <draw:stroke-dash draw:name="Dashed_20__28_var_29__20_96" draw:display-name="Dashed (var) 96" draw:style="rect" draw:dots1="1" draw:dots1-length="0.006cm" draw:dots2="1" draw:dots2-length="0.006cm" draw:distance="0.006cm"/>
    <draw:stroke-dash draw:name="Dashed_20__28_var_29__20_97" draw:display-name="Dashed (var) 97" draw:style="rect" draw:dots1="1" draw:dots1-length="0.006cm" draw:dots2="1" draw:dots2-length="0.006cm" draw:distance="0.006cm"/>
    <draw:stroke-dash draw:name="Dashed_20__28_var_29__20_98" draw:display-name="Dashed (var) 98" draw:style="rect" draw:dots1="1" draw:dots1-length="0.006cm" draw:dots2="1" draw:dots2-length="0.006cm" draw:distance="0.006cm"/>
    <draw:stroke-dash draw:name="Dashed_20__28_var_29__20_99" draw:display-name="Dashed (var) 99" draw:style="rect" draw:dots1="1" draw:dots1-length="0.006cm" draw:dots2="1" draw:dots2-length="0.006cm" draw:distance="0.006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9T09:02:08.68</meta:creation-date>
    <meta:editing-duration>PT14H35M45S</meta:editing-duration>
    <meta:editing-cycles>164</meta:editing-cycles>
    <meta:generator>LibreOffice/6.2.3.2$Windows_X86_64 LibreOffice_project/aecc05fe267cc68dde00352a451aa867b3b546ac</meta:generator>
    <dc:date>2019-08-07T17:29:40.386000000</dc:date>
    <meta:print-date>2014-01-09T09:53:19.91</meta:print-date>
    <meta:document-statistic meta:table-count="2" meta:image-count="0" meta:object-count="14" meta:page-count="2" meta:paragraph-count="37" meta:word-count="313" meta:character-count="1473" meta:non-whitespace-character-count="1175"/>
  </office:meta>
</office:document-meta>
</file>

<file path=Object 12/content.xml><?xml version="1.0" encoding="utf-8"?>
<math xmlns="http://www.w3.org/1998/Math/MathML" display="block">
  <semantics>
    <mstyle color="black">
      <mrow>
        <mo fence="true" stretchy="true">{</mo>
        <mrow>
          <mtable>
            <mtr>
              <mtd>
                <mrow>
                  <mrow>
                    <mi>x</mi>
                    <mo stretchy="false">+</mo>
                    <mi>y</mi>
                  </mrow>
                  <mo stretchy="false">=</mo>
                  <mn>5</mn>
                </mrow>
              </mtd>
            </mtr>
            <mtr>
              <mtd>
                <mrow>
                  <mn>2</mn>
                  <mrow>
                    <mrow>
                      <mi>x</mi>
                      <mo stretchy="false">+</mo>
                      <mi>y</mi>
                    </mrow>
                    <mo stretchy="false">=</mo>
                    <mn>8</mn>
                  </mrow>
                </mrow>
              </mtd>
            </mtr>
          </mtable>
        </mrow>
      </mrow>
    </mstyle>
    <annotation encoding="StarMath 5.0">color black{ left lbrace stack{{ x + y = {5} } # {{2} x + y = {8} }} right none }</annotation>
  </semantics>
</math>
</file>

<file path=Object 14/content.xml><?xml version="1.0" encoding="utf-8"?>
<math xmlns="http://www.w3.org/1998/Math/MathML" display="block">
  <semantics>
    <mstyle color="black">
      <mrow>
        <mo fence="true" stretchy="true">{</mo>
        <mrow>
          <mtable>
            <mtr>
              <mtd>
                <mrow>
                  <mrow>
                    <mi>x</mi>
                    <mo stretchy="false">+</mo>
                    <mi>y</mi>
                  </mrow>
                  <mo stretchy="false">=</mo>
                  <mn>5</mn>
                </mrow>
              </mtd>
            </mtr>
            <mtr>
              <mtd>
                <mrow>
                  <mrow>
                    <mi>x</mi>
                    <mo stretchy="false">+</mo>
                    <mi>x</mi>
                    <mo stretchy="false">+</mo>
                    <mi>y</mi>
                  </mrow>
                  <mo stretchy="false">=</mo>
                  <mn>8</mn>
                </mrow>
              </mtd>
            </mtr>
          </mtable>
        </mrow>
      </mrow>
    </mstyle>
    <annotation encoding="StarMath 5.0">color black{ left lbrace stack{{ x + y = {5} } # {x+x + y = {8} }} right none }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sub>
            <mi>S</mi>
            <mn>1</mn>
          </msub>
        </mrow>
        <mo fence="true" stretchy="false">)</mo>
      </mrow>
      <mtext> : </mtext>
      <mrow>
        <mo fence="true" stretchy="true">{</mo>
        <mrow>
          <mtable>
            <mtr>
              <mtd>
                <mtable>
                  <mtr>
                    <mtd>
                      <mrow>
                        <mi>x</mi>
                        <mi>−</mi>
                        <mn>2</mn>
                        <mrow>
                          <mi>y</mi>
                          <mo stretchy="false">=</mo>
                          <mn>1</mn>
                        </mrow>
                      </mrow>
                    </mtd>
                    <mtd>
                      <mrow>
                        <mo fence="true" stretchy="false">(</mo>
                        <mrow>
                          <msub>
                            <mi>L</mi>
                            <mn>1</mn>
                          </msub>
                        </mrow>
                        <mo fence="true" stretchy="false">)</mo>
                      </mrow>
                    </mtd>
                  </mtr>
                  <mtr>
                    <mtd>
                      <mrow>
                        <mn>3</mn>
                        <mrow>
                          <mi>x</mi>
                          <mo stretchy="false">+</mo>
                          <mn>6</mn>
                        </mrow>
                        <mrow>
                          <mi>y</mi>
                          <mo stretchy="false">=</mo>
                          <mn>3</mn>
                        </mrow>
                      </mrow>
                    </mtd>
                    <mtd>
                      <mrow>
                        <mo fence="true" stretchy="false">(</mo>
                        <mrow>
                          <msub>
                            <mi>L</mi>
                            <mn>2</mn>
                          </msub>
                        </mrow>
                        <mo fence="true" stretchy="false">)</mo>
                      </mrow>
                    </mtd>
                  </mtr>
                </mtable>
              </mtd>
            </mtr>
          </mtable>
        </mrow>
      </mrow>
    </mrow>
    <annotation encoding="StarMath 5.0">(S_1) " : " left lbrace stack{matrix{{x − 2 y = 1}#(L_1)## {3 x + 6 y = 3}#(L_2)}} right none
</annotation>
  </semantics>
</math>
</file>

<file path=Object 17/content.xml><?xml version="1.0" encoding="utf-8"?>
<math xmlns="http://www.w3.org/1998/Math/MathML" display="block">
  <semantics>
    <mstyle color="black">
      <mrow>
        <mrow>
          <mo fence="true" stretchy="false">(</mo>
          <mrow>
            <msub>
              <mi>S</mi>
              <mn>1</mn>
            </msub>
          </mrow>
          <mo fence="true" stretchy="false">)</mo>
        </mrow>
        <mo stretchy="false">⇔</mo>
        <mrow>
          <mo fence="true" stretchy="true">{</mo>
          <mrow>
            <mtable>
              <mtr>
                <mtd>
                  <mtable>
                    <mtr>
                      <mtd>
                        <mrow>
                          <mi>x</mi>
                          <mi>−</mi>
                          <mn>2</mn>
                          <mrow>
                            <mi>y</mi>
                            <mo stretchy="false">=</mo>
                            <mn>1</mn>
                          </mrow>
                        </mrow>
                      </mtd>
                      <mtd>
                        <mtext/>
                      </mtd>
                    </mtr>
                    <mtr>
                      <mtd>
                        <mrow>
                          <mn>6</mn>
                          <mrow>
                            <mi>x</mi>
                            <mo stretchy="false">=</mo>
                            <mn>6</mn>
                          </mrow>
                        </mrow>
                      </mtd>
                      <mtd>
                        <mrow>
                          <mn>3</mn>
                          <mrow>
                            <mrow>
                              <mo fence="true" stretchy="false">(</mo>
                              <mrow>
                                <msub>
                                  <mi>L</mi>
                                  <mn>1</mn>
                                </msub>
                              </mrow>
                              <mo fence="true" stretchy="false">)</mo>
                            </mrow>
                            <mo stretchy="false">+</mo>
                            <mrow>
                              <mo fence="true" stretchy="false">(</mo>
                              <mrow>
                                <msub>
                                  <mi>L</mi>
                                  <mn>2</mn>
                                </msub>
                              </mrow>
                              <mo fence="true" stretchy="false">)</mo>
                            </mrow>
                          </mrow>
                        </mrow>
                      </mtd>
                    </mtr>
                  </mtable>
                </mtd>
              </mtr>
            </mtable>
          </mrow>
        </mrow>
      </mrow>
    </mstyle>
    <annotation encoding="StarMath 5.0">color black{(S_1) dlrarrow left lbrace stack{matrix{{x − 2 y = 1}#"" ## {6x = 6}#3(L_1)+(L_2)}} right none}
 </annotation>
  </semantics>
</math>
</file>

<file path=Object 18/content.xml><?xml version="1.0" encoding="utf-8"?>
<math xmlns="http://www.w3.org/1998/Math/MathML" display="block">
  <semantics>
    <mstyle color="black">
      <mrow>
        <mo fence="true" stretchy="true">{</mo>
        <mrow>
          <mtable>
            <mtr>
              <mtd>
                <mrow>
                  <mrow>
                    <mi>x</mi>
                    <mo stretchy="false">+</mo>
                    <mi>y</mi>
                  </mrow>
                  <mo stretchy="false">=</mo>
                  <mn>5</mn>
                </mrow>
              </mtd>
            </mtr>
            <mtr>
              <mtd>
                <mrow>
                  <mrow>
                    <mi>x</mi>
                    <mo stretchy="false">+</mo>
                    <mn>5</mn>
                  </mrow>
                  <mo stretchy="false">=</mo>
                  <mn>8</mn>
                </mrow>
              </mtd>
            </mtr>
          </mtable>
        </mrow>
      </mrow>
    </mstyle>
    <annotation encoding="StarMath 5.0">color black{ left lbrace stack{{ x + y = {5} } # {x+5 = {8} }} right none }</annotation>
  </semantics>
</math>
</file>

<file path=Object 19/content.xml><?xml version="1.0" encoding="utf-8"?>
<math xmlns="http://www.w3.org/1998/Math/MathML" display="block">
  <semantics>
    <mstyle color="black">
      <mrow>
        <mo fence="true" stretchy="true">{</mo>
        <mrow>
          <mtable>
            <mtr>
              <mtd>
                <mrow>
                  <mi>x</mi>
                  <mo stretchy="false">=</mo>
                  <mn>3</mn>
                </mrow>
              </mtd>
            </mtr>
            <mtr>
              <mtd>
                <mrow>
                  <mi>y</mi>
                  <mo stretchy="false">=</mo>
                  <mn>2</mn>
                </mrow>
              </mtd>
            </mtr>
          </mtable>
        </mrow>
      </mrow>
    </mstyle>
    <annotation encoding="StarMath 5.0">color black{ left lbrace stack{{ x = 3 } # {y = 2 }} right none }</annotation>
  </semantics>
</math>
</file>

<file path=Object 20/content.xml><?xml version="1.0" encoding="utf-8"?>
<math xmlns="http://www.w3.org/1998/Math/MathML" display="block">
  <semantics>
    <mstyle color="black">
      <mrow>
        <mo fence="true" stretchy="true">{</mo>
        <mrow>
          <mtable>
            <mtr>
              <mtd>
                <mrow>
                  <mrow>
                    <mn>3</mn>
                    <mo stretchy="false">+</mo>
                    <mi>y</mi>
                  </mrow>
                  <mo stretchy="false">=</mo>
                  <mn>5</mn>
                </mrow>
              </mtd>
            </mtr>
            <mtr>
              <mtd>
                <mrow>
                  <mi>x</mi>
                  <mo stretchy="false">=</mo>
                  <mn>3</mn>
                </mrow>
              </mtd>
            </mtr>
          </mtable>
        </mrow>
      </mrow>
    </mstyle>
    <annotation encoding="StarMath 5.0">color black{ left lbrace stack{{3+ y = 5 } # {x = 3 }} right none }</annotation>
  </semantics>
</math>
</file>

<file path=Object 21/content.xml><?xml version="1.0" encoding="utf-8"?>
<math xmlns="http://www.w3.org/1998/Math/MathML" display="block">
  <semantics>
    <mstyle color="black">
      <mrow>
        <mrow>
          <mo fence="true" stretchy="false">(</mo>
          <mrow>
            <msub>
              <mi>S</mi>
              <mn>1</mn>
            </msub>
          </mrow>
          <mo fence="true" stretchy="false">)</mo>
        </mrow>
        <mo stretchy="false">⇔</mo>
        <mrow>
          <mo fence="true" stretchy="true">{</mo>
          <mrow>
            <mtable>
              <mtr>
                <mtd>
                  <mrow>
                    <mi>x</mi>
                    <mo stretchy="false">=</mo>
                    <mn>1</mn>
                  </mrow>
                </mtd>
              </mtr>
              <mtr>
                <mtd>
                  <mrow>
                    <mi>y</mi>
                    <mo stretchy="false">=</mo>
                    <mn>0</mn>
                  </mrow>
                </mtd>
              </mtr>
            </mtable>
          </mrow>
        </mrow>
      </mrow>
    </mstyle>
    <annotation encoding="StarMath 5.0">color black{(S_1) dlrarrow left lbrace stack{x =1 # y = 0} right none}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sub>
            <mi>S</mi>
            <mn>1</mn>
          </msub>
        </mrow>
        <mo fence="true" stretchy="false">)</mo>
      </mrow>
      <mtext> : </mtext>
      <mrow>
        <mo fence="true" stretchy="true">{</mo>
        <mrow>
          <mtable>
            <mtr>
              <mtd>
                <mrow>
                  <mi>x</mi>
                  <mi>−</mi>
                  <mn>2</mn>
                  <mrow>
                    <mi>y</mi>
                    <mo stretchy="false">=</mo>
                    <mn>1</mn>
                  </mrow>
                </mrow>
              </mtd>
            </mtr>
            <mtr>
              <mtd>
                <mrow>
                  <mn>3</mn>
                  <mrow>
                    <mi>x</mi>
                    <mo stretchy="false">+</mo>
                    <mn>6</mn>
                  </mrow>
                  <mrow>
                    <mi>y</mi>
                    <mo stretchy="false">=</mo>
                    <mn>3</mn>
                  </mrow>
                </mrow>
              </mtd>
            </mtr>
          </mtable>
        </mrow>
      </mrow>
    </mrow>
    <annotation encoding="StarMath 5.0">(S_1) " : " left lbrace stack{{x − 2 y = 1} # {3 x + 6 y = 3}} right none</annotation>
  </semantics>
</math>
</file>

<file path=Object 25/content.xml><?xml version="1.0" encoding="utf-8"?>
<math xmlns="http://www.w3.org/1998/Math/MathML" display="block">
  <semantics>
    <mstyle color="black">
      <mrow>
        <mrow>
          <mo fence="true" stretchy="false">(</mo>
          <mrow>
            <msub>
              <mi>S</mi>
              <mn>1</mn>
            </msub>
          </mrow>
          <mo fence="true" stretchy="false">)</mo>
        </mrow>
        <mo stretchy="false">⇔</mo>
        <mrow>
          <mo fence="true" stretchy="true">{</mo>
          <mrow>
            <mtable>
              <mtr>
                <mtd>
                  <mrow>
                    <mrow>
                      <mi>x</mi>
                      <mo stretchy="false">=</mo>
                      <mn>2</mn>
                    </mrow>
                    <mrow>
                      <mi>y</mi>
                      <mo stretchy="false">+</mo>
                      <mn>1</mn>
                    </mrow>
                  </mrow>
                </mtd>
              </mtr>
              <mtr>
                <mtd>
                  <mrow>
                    <mn>3</mn>
                    <mrow>
                      <mrow>
                        <mo fence="true" stretchy="false">(</mo>
                        <mrow>
                          <mrow>
                            <mn>2</mn>
                            <mrow>
                              <mi>y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+</mo>
                      <mn>6</mn>
                    </mrow>
                    <mrow>
                      <mi>y</mi>
                      <mo stretchy="false">=</mo>
                      <mn>3</mn>
                    </mrow>
                  </mrow>
                </mtd>
              </mtr>
            </mtable>
          </mrow>
        </mrow>
      </mrow>
    </mstyle>
    <annotation encoding="StarMath 5.0">color black{(S_1) dlrarrow left lbrace stack{x = 2 y + 1 # {3 (2 y + 1) + {6} y = {3} }} right none}</annotation>
  </semantics>
</math>
</file>

<file path=Object 26/content.xml><?xml version="1.0" encoding="utf-8"?>
<math xmlns="http://www.w3.org/1998/Math/MathML" display="block">
  <semantics>
    <mstyle color="black">
      <mrow>
        <mrow>
          <mo fence="true" stretchy="false">(</mo>
          <mrow>
            <msub>
              <mi>S</mi>
              <mn>1</mn>
            </msub>
          </mrow>
          <mo fence="true" stretchy="false">)</mo>
        </mrow>
        <mo stretchy="false">⇔</mo>
        <mrow>
          <mo fence="true" stretchy="true">{</mo>
          <mrow>
            <mtable>
              <mtr>
                <mtd>
                  <mrow>
                    <mrow>
                      <mi>x</mi>
                      <mo stretchy="false">=</mo>
                      <mn>2</mn>
                    </mrow>
                    <mrow>
                      <mi>y</mi>
                      <mo stretchy="false">+</mo>
                      <mn>1</mn>
                    </mrow>
                  </mrow>
                </mtd>
              </mtr>
              <mtr>
                <mtd>
                  <mrow>
                    <mn>6</mn>
                    <mrow>
                      <mi>y</mi>
                      <mo stretchy="false">+</mo>
                      <mn>3</mn>
                      <mo stretchy="false">+</mo>
                      <mn>6</mn>
                    </mrow>
                    <mrow>
                      <mi>y</mi>
                      <mo stretchy="false">=</mo>
                      <mn>3</mn>
                    </mrow>
                  </mrow>
                </mtd>
              </mtr>
            </mtable>
          </mrow>
        </mrow>
      </mrow>
    </mstyle>
    <annotation encoding="StarMath 5.0">color black{(S_1) dlrarrow left lbrace stack{x = 2 y + 1 # {6 y + 3 + {6} y = {3} }} right none}</annotation>
  </semantics>
</math>
</file>

<file path=Object 27/content.xml><?xml version="1.0" encoding="utf-8"?>
<math xmlns="http://www.w3.org/1998/Math/MathML" display="block">
  <semantics>
    <mstyle color="black">
      <mrow>
        <mrow>
          <mo fence="true" stretchy="false">(</mo>
          <mrow>
            <msub>
              <mi>S</mi>
              <mn>1</mn>
            </msub>
          </mrow>
          <mo fence="true" stretchy="false">)</mo>
        </mrow>
        <mo stretchy="false">⇔</mo>
        <mrow>
          <mo fence="true" stretchy="true">{</mo>
          <mrow>
            <mtable>
              <mtr>
                <mtd>
                  <mrow>
                    <mrow>
                      <mi>x</mi>
                      <mo stretchy="false">=</mo>
                      <mn>2</mn>
                    </mrow>
                    <mrow>
                      <mi>y</mi>
                      <mo stretchy="false">+</mo>
                      <mn>1</mn>
                    </mrow>
                  </mrow>
                </mtd>
              </mtr>
              <mtr>
                <mtd>
                  <mrow>
                    <mn>12</mn>
                    <mrow>
                      <mi>y</mi>
                      <mo stretchy="false">=</mo>
                      <mn>0</mn>
                    </mrow>
                  </mrow>
                </mtd>
              </mtr>
            </mtable>
          </mrow>
        </mrow>
      </mrow>
    </mstyle>
    <annotation encoding="StarMath 5.0">color black{(S_1) dlrarrow left lbrace stack{x = 2 y + 1 # {12 y = 0 }} right none}</annotation>
  </semantics>
</math>
</file>

<file path=Object 28/content.xml><?xml version="1.0" encoding="utf-8"?>
<math xmlns="http://www.w3.org/1998/Math/MathML" display="block">
  <semantics>
    <mstyle color="black">
      <mrow>
        <mrow>
          <mo fence="true" stretchy="false">(</mo>
          <mrow>
            <msub>
              <mi>S</mi>
              <mn>1</mn>
            </msub>
          </mrow>
          <mo fence="true" stretchy="false">)</mo>
        </mrow>
        <mo stretchy="false">⇔</mo>
        <mrow>
          <mo fence="true" stretchy="true">{</mo>
          <mrow>
            <mtable>
              <mtr>
                <mtd>
                  <mrow>
                    <mi>x</mi>
                    <mo stretchy="false">=</mo>
                    <mn>1</mn>
                  </mrow>
                </mtd>
              </mtr>
              <mtr>
                <mtd>
                  <mrow>
                    <mi>y</mi>
                    <mo stretchy="false">=</mo>
                    <mn>0</mn>
                  </mrow>
                </mtd>
              </mtr>
            </mtable>
          </mrow>
        </mrow>
      </mrow>
    </mstyle>
    <annotation encoding="StarMath 5.0">color black{(S_1) dlrarrow left lbrace stack{x =1 # y = 0} right none}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sub>
            <mi>S</mi>
            <mn>1</mn>
          </msub>
        </mrow>
        <mo fence="true" stretchy="false">)</mo>
      </mrow>
      <mtext> : </mtext>
      <mrow>
        <mo fence="true" stretchy="true">{</mo>
        <mrow>
          <mtable>
            <mtr>
              <mtd>
                <mrow>
                  <mi>x</mi>
                  <mi>−</mi>
                  <mn>2</mn>
                  <mrow>
                    <mi>y</mi>
                    <mo stretchy="false">=</mo>
                    <mn>1</mn>
                  </mrow>
                </mrow>
              </mtd>
            </mtr>
            <mtr>
              <mtd>
                <mrow>
                  <mn>3</mn>
                  <mrow>
                    <mi>x</mi>
                    <mo stretchy="false">+</mo>
                    <mn>6</mn>
                  </mrow>
                  <mrow>
                    <mi>y</mi>
                    <mo stretchy="false">=</mo>
                    <mn>3</mn>
                  </mrow>
                </mrow>
              </mtd>
            </mtr>
          </mtable>
        </mrow>
      </mrow>
    </mrow>
    <annotation encoding="StarMath 5.0">(S_1) " : " left lbrace stack{{x − 2 y = 1} # {3 x + 6 y = 3}} right none</annotation>
  </semantics>
</math>
</file>